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21"/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1"/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1"/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21"/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1"/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21"/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/>
          <table:table-cell table:style-name="ce40" table:number-columns-repeated="21"/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/>
          <table:table-cell table:style-name="ce40" table:number-columns-repeated="21"/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/>
          <table:table-cell table:style-name="ce40" table:number-columns-repeated="21"/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/>
          <table:table-cell table:style-name="ce41" table:number-columns-repeated="21"/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1"/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1"/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1"/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1"/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7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21"/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1"/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1"/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21"/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1"/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21"/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/>
          <table:table-cell table:style-name="ce40" table:number-columns-repeated="21"/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/>
          <table:table-cell table:style-name="ce40" table:number-columns-repeated="21"/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/>
          <table:table-cell table:style-name="ce40" table:number-columns-repeated="21"/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/>
          <table:table-cell table:style-name="ce41" table:number-columns-repeated="21"/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1"/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1"/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1"/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1"/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6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ePlate33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Application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#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d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cid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iti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cre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ss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ecu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witch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verif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feat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eiz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ndator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tra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v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yste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us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off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l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k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radi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av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teres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and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ason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li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i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hol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group_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Fuse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ocedur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yntax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A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ea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i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d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odu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s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l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g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rea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h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o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a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a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jec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he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r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wi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igh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row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in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k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gre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lo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unique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Requirement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decid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crip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B#2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e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ox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c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o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ediu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iqu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a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b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gu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n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ig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n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inv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wh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x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og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y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ata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o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pposit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imila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li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p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forma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Heading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initiat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Torren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C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w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r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ul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nalogu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erio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ilt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and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w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ri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trib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or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oo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pa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icro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a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atc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pp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x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bm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hi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e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l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ithe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complish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qu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si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evio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c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ntinu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Un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dap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lob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quen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Virtu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ogarith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vo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ps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u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ring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ngt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i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le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Gross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2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230" meta:object-count="0"/>
    <meta:generator>LibreOfficeDev/6.0.5.2$Linux_X86_64 LibreOffice_project/</meta:generator>
  </office:meta>
</office:document-meta>
</file>